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CRA NINA ALEX AMILC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01949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372335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UCRA NINA ALEX AMILC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194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S QUISPE, NOEMI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83617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82633501</text:p>
          </table:table-cell>
          <table:table-cell table:style-name="Tabla2.A2" office:value-type="string">
            <text:p text:style-name="P9">3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3:27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